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Comma" style:data-style-name="N11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Excel_20_Built-in_20_Comma" style:data-style-name="N11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Excel_20_Built-in_20_Comma" style:data-style-name="N107">
      <style:table-cell-properties fo:background-color="#dce6f2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Comma" style:data-style-name="N107">
      <style:table-cell-properties fo:background-color="#ebf1de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Excel_20_Built-in_20_Comma" style:data-style-name="N107">
      <style:table-cell-properties fo:background-color="#f2dcdb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Comma" style:data-style-name="N107">
      <style:table-cell-properties fo:background-color="#e6e0ec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2"/>
        <table:table-column table:style-name="co1" table:number-columns-repeated="2" table:default-cell-style-name="ce3"/>
        <table:table-column table:style-name="co1" table:default-cell-style-name="ce4"/>
        <table:table-column table:style-name="co1" table:default-cell-style-name="ce3"/>
        <table:table-column table:style-name="co1" table:default-cell-style-name="ce1"/>
        <table:table-column table:style-name="co1" table:number-columns-repeated="4" table:default-cell-style-name="ce5"/>
        <table:table-column table:style-name="co1" table:default-cell-style-name="ce6"/>
        <table:table-column table:style-name="co1" table:default-cell-style-name="ce4"/>
        <table:table-column table:style-name="co1" table:default-cell-style-name="ce3"/>
        <table:table-row table:style-name="ro1">
          <table:table-cell table:style-name="ce1"/>
          <table:table-cell table:style-name="ce1" office:value-type="string" office:string-value="VCR" calcext:value-type="string">
            <text:p><text:s/>VCR </text:p>
          </table:table-cell>
          <table:table-cell table:style-name="ce1" office:value-type="string" office:string-value="MJH" calcext:value-type="string">
            <text:p><text:s/>MJH </text:p>
          </table:table-cell>
          <table:table-cell table:style-name="ce1" office:value-type="string" office:string-value="JAE" calcext:value-type="string">
            <text:p><text:s/>JAE </text:p>
          </table:table-cell>
          <table:table-cell table:style-name="ce1" office:value-type="string" office:string-value="GHA?" calcext:value-type="string">
            <text:p><text:s/>GHA? </text:p>
          </table:table-cell>
          <table:table-cell office:value-type="string" office:string-value="MFGR?" calcext:value-type="string">
            <text:p><text:s/>MFGR? </text:p>
          </table:table-cell>
          <table:table-cell table:style-name="ce1" office:value-type="string" office:string-value="CLO" calcext:value-type="string">
            <text:p><text:s/>CLO </text:p>
          </table:table-cell>
          <table:table-cell table:style-name="ce1" office:value-type="string" office:string-value="RLO" calcext:value-type="string">
            <text:p><text:s/>RLO </text:p>
          </table:table-cell>
          <table:table-cell table:style-name="ce1" office:value-type="string" office:string-value="RRU" calcext:value-type="string">
            <text:p><text:s/>RRU </text:p>
          </table:table-cell>
          <table:table-cell table:style-name="ce1" office:value-type="string" office:string-value="JGZ" calcext:value-type="string">
            <text:p><text:s/>JGZ </text:p>
          </table:table-cell>
          <table:table-cell table:style-name="ce1" office:value-type="string" office:string-value="FGH" calcext:value-type="string">
            <text:p><text:s/>FGH </text:p>
          </table:table-cell>
          <table:table-cell table:style-name="ce1" office:value-type="string" office:string-value="MGG" calcext:value-type="string">
            <text:p><text:s/>MGG </text:p>
          </table:table-cell>
          <table:table-cell table:style-name="ce1" office:value-type="string" office:string-value="EMT" calcext:value-type="string">
            <text:p><text:s/>EMT </text:p>
          </table:table-cell>
        </table:table-row>
        <table:table-row table:style-name="ro1">
          <table:table-cell office:value-type="string" office:string-value="C3" calcext:value-type="string">
            <text:p><text:s/>C3 </text:p>
          </table:table-cell>
          <table:table-cell office:value-type="string" office:string-value="***" calcext:value-type="string">
            <text:p><text:s/>*** </text:p>
          </table:table-cell>
          <table:table-cell table:number-columns-repeated="5"/>
          <table:table-cell office:value-type="string" office:string-value="***" calcext:value-type="string">
            <text:p><text:s/>*** </text:p>
          </table:table-cell>
          <table:table-cell office:value-type="string" office:string-value="**" calcext:value-type="string">
            <text:p><text:s/>** </text:p>
          </table:table-cell>
          <table:table-cell table:number-columns-repeated="4"/>
        </table:table-row>
        <table:table-row table:style-name="ro1">
          <table:table-cell office:value-type="string" office:string-value="C4" calcext:value-type="string">
            <text:p><text:s/>C4 </text:p>
          </table:table-cell>
          <table:table-cell office:value-type="string" office:string-value="**" calcext:value-type="string">
            <text:p><text:s/>** </text:p>
          </table:table-cell>
          <table:table-cell table:number-columns-repeated="5"/>
          <table:table-cell office:value-type="string" office:string-value="***" calcext:value-type="string">
            <text:p><text:s/>*** </text:p>
          </table:table-cell>
          <table:table-cell table:number-columns-repeated="3"/>
          <table:table-cell office:value-type="string" office:string-value="**" calcext:value-type="string">
            <text:p><text:s/>** </text:p>
          </table:table-cell>
          <table:table-cell/>
        </table:table-row>
        <table:table-row table:style-name="ro1">
          <table:table-cell office:value-type="string" office:string-value="CZ" calcext:value-type="string">
            <text:p><text:s/>CZ </text:p>
          </table:table-cell>
          <table:table-cell office:value-type="string" office:string-value="***" calcext:value-type="string">
            <text:p><text:s/>*** </text:p>
          </table:table-cell>
          <table:table-cell table:number-columns-repeated="9"/>
          <table:table-cell office:value-type="string" office:string-value="***" calcext:value-type="string">
            <text:p><text:s/>*** </text:p>
          </table:table-cell>
          <table:table-cell office:value-type="string" office:string-value="*" calcext:value-type="string">
            <text:p><text:s/>* </text:p>
          </table:table-cell>
        </table:table-row>
        <table:table-row table:style-name="ro1">
          <table:table-cell office:value-type="string" office:string-value="F3" calcext:value-type="string">
            <text:p><text:s/>F3 </text:p>
          </table:table-cell>
          <table:table-cell office:value-type="string" office:string-value="***" calcext:value-type="string">
            <text:p><text:s/>*** </text:p>
          </table:table-cell>
          <table:table-cell table:number-columns-repeated="5"/>
          <table:table-cell office:value-type="string" office:string-value="***" calcext:value-type="string">
            <text:p><text:s/>*** </text:p>
          </table:table-cell>
          <table:table-cell table:number-columns-repeated="3"/>
          <table:table-cell office:value-type="string" office:string-value="**" calcext:value-type="string">
            <text:p><text:s/>** </text:p>
          </table:table-cell>
          <table:table-cell/>
        </table:table-row>
        <table:table-row table:style-name="ro1">
          <table:table-cell office:value-type="string" office:string-value="F4" calcext:value-type="string">
            <text:p><text:s/>F4 </text:p>
          </table:table-cell>
          <table:table-cell table:number-columns-repeated="6"/>
          <table:table-cell office:value-type="string" office:string-value="***" calcext:value-type="string">
            <text:p><text:s/>*** </text:p>
          </table:table-cell>
          <table:table-cell table:number-columns-repeated="3"/>
          <table:table-cell office:value-type="string" office:string-value="***" calcext:value-type="string">
            <text:p><text:s/>*** </text:p>
          </table:table-cell>
          <table:table-cell office:value-type="string" office:string-value="*" calcext:value-type="string">
            <text:p><text:s/>* </text:p>
          </table:table-cell>
        </table:table-row>
        <table:table-row table:style-name="ro1">
          <table:table-cell office:value-type="string" office:string-value="F7" calcext:value-type="string">
            <text:p><text:s/>F7 </text:p>
          </table:table-cell>
          <table:table-cell office:value-type="string" office:string-value="**" calcext:value-type="string">
            <text:p><text:s/>** </text:p>
          </table:table-cell>
          <table:table-cell/>
          <table:table-cell office:value-type="string" office:string-value="*" calcext:value-type="string">
            <text:p><text:s/>* </text:p>
          </table:table-cell>
          <table:table-cell table:number-columns-repeated="2"/>
          <table:table-cell office:value-type="string" office:string-value="*" calcext:value-type="string">
            <text:p><text:s/>* </text:p>
          </table:table-cell>
          <table:table-cell/>
          <table:table-cell office:value-type="string" office:string-value="**" calcext:value-type="string">
            <text:p><text:s/>** </text:p>
          </table:table-cell>
          <table:table-cell table:number-columns-repeated="2"/>
          <table:table-cell office:value-type="string" office:string-value="***" calcext:value-type="string">
            <text:p><text:s/>*** </text:p>
          </table:table-cell>
          <table:table-cell/>
        </table:table-row>
        <table:table-row table:style-name="ro1">
          <table:table-cell office:value-type="string" office:string-value="F8" calcext:value-type="string">
            <text:p><text:s/>F8 </text:p>
          </table:table-cell>
          <table:table-cell office:value-type="string" office:string-value="***" calcext:value-type="string">
            <text:p><text:s/>*** </text:p>
          </table:table-cell>
          <table:table-cell table:number-columns-repeated="2"/>
          <table:table-cell office:value-type="string" office:string-value="**" calcext:value-type="string">
            <text:p><text:s/>** </text:p>
          </table:table-cell>
          <table:table-cell table:number-columns-repeated="2"/>
          <table:table-cell table:number-columns-repeated="2" office:value-type="string" office:string-value="**" calcext:value-type="string">
            <text:p><text:s/>** </text:p>
          </table:table-cell>
          <table:table-cell table:number-columns-repeated="2"/>
          <table:table-cell office:value-type="string" office:string-value="***" calcext:value-type="string">
            <text:p><text:s/>*** </text:p>
          </table:table-cell>
          <table:table-cell/>
        </table:table-row>
        <table:table-row table:style-name="ro1">
          <table:table-cell office:value-type="string" office:string-value="FP1" calcext:value-type="string">
            <text:p><text:s/>FP1 </text:p>
          </table:table-cell>
          <table:table-cell office:value-type="string" office:string-value="***" calcext:value-type="string">
            <text:p><text:s/>*** </text:p>
          </table:table-cell>
          <table:table-cell/>
          <table:table-cell office:value-type="string" office:string-value="**" calcext:value-type="string">
            <text:p><text:s/>** </text:p>
          </table:table-cell>
          <table:table-cell office:value-type="string" office:string-value="***" calcext:value-type="string">
            <text:p><text:s/>*** </text:p>
          </table:table-cell>
          <table:table-cell/>
          <table:table-cell office:value-type="string" office:string-value="*" calcext:value-type="string">
            <text:p><text:s/>* </text:p>
          </table:table-cell>
          <table:table-cell/>
          <table:table-cell office:value-type="string" office:string-value="**" calcext:value-type="string">
            <text:p><text:s/>** </text:p>
          </table:table-cell>
          <table:table-cell table:number-columns-repeated="2"/>
          <table:table-cell office:value-type="string" office:string-value="***" calcext:value-type="string">
            <text:p><text:s/>*** </text:p>
          </table:table-cell>
          <table:table-cell/>
        </table:table-row>
        <table:table-row table:style-name="ro1">
          <table:table-cell office:value-type="string" office:string-value="FP2" calcext:value-type="string">
            <text:p><text:s/>FP2 </text:p>
          </table:table-cell>
          <table:table-cell office:value-type="string" office:string-value="***" calcext:value-type="string">
            <text:p><text:s/>*** </text:p>
          </table:table-cell>
          <table:table-cell table:number-columns-repeated="9"/>
          <table:table-cell office:value-type="string" office:string-value="***" calcext:value-type="string">
            <text:p><text:s/>*** </text:p>
          </table:table-cell>
          <table:table-cell/>
        </table:table-row>
        <table:table-row table:style-name="ro1">
          <table:table-cell office:value-type="string" office:string-value="FZ" calcext:value-type="string">
            <text:p><text:s/>FZ </text:p>
          </table:table-cell>
          <table:table-cell table:number-columns-repeated="6"/>
          <table:table-cell office:value-type="string" office:string-value="***" calcext:value-type="string">
            <text:p><text:s/>*** </text:p>
          </table:table-cell>
          <table:table-cell office:value-type="string" office:string-value="**" calcext:value-type="string">
            <text:p><text:s/>** </text:p>
          </table:table-cell>
          <table:table-cell table:number-columns-repeated="2"/>
          <table:table-cell office:value-type="string" office:string-value="**" calcext:value-type="string">
            <text:p><text:s/>** </text:p>
          </table:table-cell>
          <table:table-cell office:value-type="string" office:string-value="*" calcext:value-type="string">
            <text:p><text:s/>* </text:p>
          </table:table-cell>
        </table:table-row>
        <table:table-row table:style-name="ro1">
          <table:table-cell office:value-type="string" office:string-value="O1" calcext:value-type="string">
            <text:p><text:s/>O1 </text:p>
          </table:table-cell>
          <table:table-cell office:value-type="string" office:string-value="**" calcext:value-type="string">
            <text:p><text:s/>** </text:p>
          </table:table-cell>
          <table:table-cell table:number-columns-repeated="4"/>
          <table:table-cell office:value-type="string" office:string-value="*" calcext:value-type="string">
            <text:p><text:s/>* </text:p>
          </table:table-cell>
          <table:table-cell table:number-columns-repeated="3"/>
          <table:table-cell office:value-type="string" office:string-value="**" calcext:value-type="string">
            <text:p><text:s/>** </text:p>
          </table:table-cell>
          <table:table-cell table:number-columns-repeated="2"/>
        </table:table-row>
        <table:table-row table:style-name="ro1">
          <table:table-cell office:value-type="string" office:string-value="O2" calcext:value-type="string">
            <text:p><text:s/>O2 </text:p>
          </table:table-cell>
          <table:table-cell table:number-columns-repeated="6"/>
          <table:table-cell office:value-type="string" office:string-value="***" calcext:value-type="string">
            <text:p><text:s/>*** </text:p>
          </table:table-cell>
          <table:table-cell table:number-columns-repeated="3"/>
          <table:table-cell office:value-type="string" office:string-value="***" calcext:value-type="string">
            <text:p><text:s/>*** </text:p>
          </table:table-cell>
          <table:table-cell/>
        </table:table-row>
        <table:table-row table:style-name="ro1">
          <table:table-cell office:value-type="string" office:string-value="P3" calcext:value-type="string">
            <text:p><text:s/>P3 </text:p>
          </table:table-cell>
          <table:table-cell office:value-type="string" office:string-value="**" calcext:value-type="string">
            <text:p><text:s/>** </text:p>
          </table:table-cell>
          <table:table-cell table:number-columns-repeated="5"/>
          <table:table-cell office:value-type="string" office:string-value="***" calcext:value-type="string">
            <text:p><text:s/>*** </text:p>
          </table:table-cell>
          <table:table-cell table:number-columns-repeated="3"/>
          <table:table-cell office:value-type="string" office:string-value="**" calcext:value-type="string">
            <text:p><text:s/>** </text:p>
          </table:table-cell>
          <table:table-cell/>
        </table:table-row>
        <table:table-row table:style-name="ro1">
          <table:table-cell office:value-type="string" office:string-value="P4" calcext:value-type="string">
            <text:p><text:s/>P4 </text:p>
          </table:table-cell>
          <table:table-cell office:value-type="string" office:string-value="***" calcext:value-type="string">
            <text:p><text:s/>*** </text:p>
          </table:table-cell>
          <table:table-cell/>
          <table:table-cell office:value-type="string" office:string-value="*" calcext:value-type="string">
            <text:p><text:s/>* </text:p>
          </table:table-cell>
          <table:table-cell table:number-columns-repeated="3"/>
          <table:table-cell table:number-columns-repeated="2" office:value-type="string" office:string-value="*" calcext:value-type="string">
            <text:p><text:s/>* </text:p>
          </table:table-cell>
          <table:table-cell/>
          <table:table-cell office:value-type="string" office:string-value="**" calcext:value-type="string">
            <text:p><text:s/>** </text:p>
          </table:table-cell>
          <table:table-cell office:value-type="string" office:string-value="***" calcext:value-type="string">
            <text:p><text:s/>*** </text:p>
          </table:table-cell>
          <table:table-cell/>
        </table:table-row>
        <table:table-row table:style-name="ro1">
          <table:table-cell office:value-type="string" office:string-value="PZ" calcext:value-type="string">
            <text:p><text:s/>PZ </text:p>
          </table:table-cell>
          <table:table-cell office:value-type="string" office:string-value="***" calcext:value-type="string">
            <text:p><text:s/>*** </text:p>
          </table:table-cell>
          <table:table-cell table:number-columns-repeated="5"/>
          <table:table-cell office:value-type="string" office:string-value="*" calcext:value-type="string">
            <text:p><text:s/>* </text:p>
          </table:table-cell>
          <table:table-cell office:value-type="string" office:string-value="**" calcext:value-type="string">
            <text:p><text:s/>** </text:p>
          </table:table-cell>
          <table:table-cell table:number-columns-repeated="2"/>
          <table:table-cell office:value-type="string" office:string-value="***" calcext:value-type="string">
            <text:p><text:s/>*** </text:p>
          </table:table-cell>
          <table:table-cell/>
        </table:table-row>
        <table:table-row table:style-name="ro1">
          <table:table-cell office:value-type="string" office:string-value="T3" calcext:value-type="string">
            <text:p><text:s/>T3 </text:p>
          </table:table-cell>
          <table:table-cell/>
          <table:table-cell table:number-columns-repeated="2" office:value-type="string" office:string-value="*" calcext:value-type="string">
            <text:p><text:s/>* </text:p>
          </table:table-cell>
          <table:table-cell table:number-columns-repeated="3"/>
          <table:table-cell office:value-type="string" office:string-value="***" calcext:value-type="string">
            <text:p><text:s/>*** </text:p>
          </table:table-cell>
          <table:table-cell table:number-columns-repeated="5"/>
        </table:table-row>
        <table:table-row table:style-name="ro1">
          <table:table-cell office:value-type="string" office:string-value="T4" calcext:value-type="string">
            <text:p><text:s/>T4 </text:p>
          </table:table-cell>
          <table:table-cell table:number-columns-repeated="6"/>
          <table:table-cell office:value-type="string" office:string-value="***" calcext:value-type="string">
            <text:p><text:s/>*** </text:p>
          </table:table-cell>
          <table:table-cell table:number-columns-repeated="3"/>
          <table:table-cell table:number-columns-repeated="2" office:value-type="string" office:string-value="**" calcext:value-type="string">
            <text:p><text:s/>** </text:p>
          </table:table-cell>
        </table:table-row>
        <table:table-row table:style-name="ro1">
          <table:table-cell office:value-type="string" office:string-value="T5" calcext:value-type="string">
            <text:p><text:s/>T5 </text:p>
          </table:table-cell>
          <table:table-cell office:value-type="string" office:string-value="**" calcext:value-type="string">
            <text:p><text:s/>** </text:p>
          </table:table-cell>
          <table:table-cell table:number-columns-repeated="4"/>
          <table:table-cell office:value-type="string" office:string-value="*" calcext:value-type="string">
            <text:p><text:s/>* </text:p>
          </table:table-cell>
          <table:table-cell office:value-type="string" office:string-value="***" calcext:value-type="string">
            <text:p><text:s/>*** </text:p>
          </table:table-cell>
          <table:table-cell table:number-columns-repeated="5"/>
        </table:table-row>
        <table:table-row table:style-name="ro1">
          <table:table-cell office:value-type="string" office:string-value="T6" calcext:value-type="string">
            <text:p><text:s/>T6 </text:p>
          </table:table-cell>
          <table:table-cell table:number-columns-repeated="6"/>
          <table:table-cell table:number-columns-repeated="2" office:value-type="string" office:string-value="*" calcext:value-type="string">
            <text:p><text:s/>* </text:p>
          </table:table-cell>
          <table:table-cell table:number-columns-repeated="2"/>
          <table:table-cell office:value-type="string" office:string-value="***" calcext:value-type="string">
            <text:p><text:s/>*** </text:p>
          </table:table-cell>
          <table:table-cell/>
        </table:table-row>
        <table:table-row table:style-name="ro1">
          <table:table-cell office:value-type="string" office:string-value="LOG" calcext:value-type="string">
            <text:p><text:s/>LOG </text:p>
          </table:table-cell>
          <table:table-cell office:value-type="string" office:string-value="***" calcext:value-type="string">
            <text:p><text:s/>*** </text:p>
          </table:table-cell>
          <table:table-cell office:value-type="string" office:string-value="*" calcext:value-type="string">
            <text:p><text:s/>* </text:p>
          </table:table-cell>
          <table:table-cell office:value-type="string" office:string-value="***" calcext:value-type="string">
            <text:p><text:s/>*** </text:p>
          </table:table-cell>
          <table:table-cell table:number-columns-repeated="2"/>
          <table:table-cell table:number-columns-repeated="3" office:value-type="string" office:string-value="***" calcext:value-type="string">
            <text:p><text:s/>*** </text:p>
          </table:table-cell>
          <table:table-cell office:value-type="string" office:string-value="**" calcext:value-type="string">
            <text:p><text:s/>** </text:p>
          </table:table-cell>
          <table:table-cell/>
          <table:table-cell office:value-type="string" office:string-value="***" calcext:value-type="string">
            <text:p><text:s/>*** </text:p>
          </table:table-cell>
          <table:table-cell/>
        </table:table-row>
        <table:table-row table:style-name="ro1">
          <table:table-cell office:value-type="string" office:string-value="ROG" calcext:value-type="string">
            <text:p><text:s/>ROG </text:p>
          </table:table-cell>
          <table:table-cell office:value-type="string" office:string-value="***" calcext:value-type="string">
            <text:p><text:s/>*** </text:p>
          </table:table-cell>
          <table:table-cell/>
          <table:table-cell office:value-type="string" office:string-value="***" calcext:value-type="string">
            <text:p><text:s/>*** </text:p>
          </table:table-cell>
          <table:table-cell table:number-columns-repeated="2"/>
          <table:table-cell office:value-type="string" office:string-value="**" calcext:value-type="string">
            <text:p><text:s/>** </text:p>
          </table:table-cell>
          <table:table-cell office:value-type="string" office:string-value="***" calcext:value-type="string">
            <text:p><text:s/>*** </text:p>
          </table:table-cell>
          <table:table-cell table:number-columns-repeated="2" office:value-type="string" office:string-value="**" calcext:value-type="string">
            <text:p><text:s/>** </text:p>
          </table:table-cell>
          <table:table-cell office:value-type="string" office:string-value="*" calcext:value-type="string">
            <text:p><text:s/>* </text:p>
          </table:table-cell>
          <table:table-cell office:value-type="string" office:string-value="***" calcext:value-type="string">
            <text:p><text:s/>*** </text:p>
          </table:table-cell>
          <table:table-cell/>
        </table:table-row>
        <table:table-row table:style-name="ro1">
          <table:table-cell office:value-type="string" office:string-value="EMG" calcext:value-type="string">
            <text:p><text:s/>EMG </text:p>
          </table:table-cell>
          <table:table-cell table:number-columns-repeated="5"/>
          <table:table-cell office:value-type="string" office:string-value="***" calcext:value-type="string">
            <text:p><text:s/>*** </text:p>
          </table:table-cell>
          <table:table-cell/>
          <table:table-cell office:value-type="string" office:string-value="**" calcext:value-type="string">
            <text:p><text:s/>** </text:p>
          </table:table-cell>
          <table:table-cell table:number-columns-repeated="2"/>
          <table:table-cell office:value-type="string" office:string-value="*" calcext:value-type="string">
            <text:p><text:s/>*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7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P0" style:volatile="true">
      <loext:text> </loext:text>
      <loext:fill-character> </loext:fill-character>
      <number:number number:decimal-places="3" loext:min-decimal-places="3" number:min-integer-digits="1" number:grouping="true"/>
      <number:text>    </number:text>
    </number:number-style>
    <number:number-style style:name="N112P1" style:volatile="true">
      <loext:text>-</loext:text>
      <loext:fill-character> </loext:fill-character>
      <number:number number:decimal-places="3" loext:min-decimal-places="3" number:min-integer-digits="1" number:grouping="true"/>
      <number:text>    </number:text>
    </number:number-style>
    <number:number-style style:name="N11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date-style style:name="N10107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MX">
      <number:day number:style="long"/>
      <number:text>-</number:text>
      <number:month number:textual="true"/>
    </number:date-style>
    <number:date-style style:name="N10109" number:language="es" number:country="MX">
      <number:month number:textual="true"/>
      <number:text>-</number:text>
      <number:year/>
    </number:date-style>
    <number:date-style style:name="N10110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1P0" style:volatile="true" number:language="es" number:country="MX">
      <number:number number:decimal-places="0" loext:min-decimal-places="0" number:min-integer-digits="1" number:grouping="true"/>
    </number:number-style>
    <number:number-style style:name="N10111" number:language="es" number:country="MX">
      <number:text>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es" number:country="MX">
      <number:number number:decimal-places="0" loext:min-decimal-places="0" number:min-integer-digits="1" number:grouping="true"/>
    </number:number-style>
    <number:number-style style:name="N10112" number:language="es" number:country="MX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s" number:country="MX">
      <number:number number:decimal-places="2" loext:min-decimal-places="2" number:min-integer-digits="1" number:grouping="true"/>
    </number:number-style>
    <number:number-style style:name="N10113" number:language="es" number:country="MX">
      <number:text>-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es" number:country="MX">
      <number:number number:decimal-places="2" loext:min-decimal-places="2" number:min-integer-digits="1" number:grouping="true"/>
    </number:number-style>
    <number:number-style style:name="N10114" number:language="es" number:country="MX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5P0" style:volatile="true" number:language="es" number:country="MX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5P1" style:volatile="true" number:language="es" number:country="MX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5P2" style:volatile="true" number:language="es" number:country="MX">
      <loext:text> </loext:text>
      <loext:fill-character> </loext:fill-character>
      <number:text>- </number:text>
    </number:number-style>
    <number:text-style style:name="N10115" number:language="es" number:country="MX">
      <number:text> </number:text>
      <number:text-content/>
      <number:text> </number:text>
      <style:map style:condition="value()&gt;0" style:apply-style-name="N10115P0"/>
      <style:map style:condition="value()&lt;0" style:apply-style-name="N10115P1"/>
      <style:map style:condition="value()=0" style:apply-style-name="N10115P2"/>
    </number:text-style>
    <number:currency-style style:name="N10116P0" style:volatile="true" number:language="es" number:country="MX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16P1" style:volatile="true" number:language="es" number:country="MX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16P2" style:volatile="true" number:language="es" number:country="MX">
      <number:text> </number:text>
      <number:currency-symbol/>
      <loext:fill-character> </loext:fill-character>
      <number:text>- </number:text>
    </number:currency-style>
    <number:text-style style:name="N10116" number:language="es" number:country="MX">
      <number:text> </number:text>
      <number:text-content/>
      <number:text> </number:text>
      <style:map style:condition="value()&gt;0" style:apply-style-name="N10116P0"/>
      <style:map style:condition="value()&lt;0" style:apply-style-name="N10116P1"/>
      <style:map style:condition="value()=0" style:apply-style-name="N10116P2"/>
    </number:text-style>
    <number:currency-style style:name="N10117P0" style:volatile="true" number:language="es" number:country="MX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17P1" style:volatile="true" number:language="es" number:country="MX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17P2" style:volatile="true" number:language="es" number:country="MX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17" number:language="es" number:country="MX">
      <number:text> </number:text>
      <number:text-content/>
      <number:text> </number:text>
      <style:map style:condition="value()&gt;0" style:apply-style-name="N10117P0"/>
      <style:map style:condition="value()&lt;0" style:apply-style-name="N10117P1"/>
      <style:map style:condition="value()=0" style:apply-style-name="N10117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omma" style:display-name="Excel Built-in Comma" style:family="table-cell" style:parent-style-name="Default" style:data-style-name="N107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9T15:57:21.104547348</meta:creation-date>
    <dc:date>2017-03-29T16:00:53.468439910</dc:date>
    <meta:editing-duration>PT3M32S</meta:editing-duration>
    <meta:editing-cycles>2</meta:editing-cycles>
    <meta:generator>LibreOffice/5.1.6.2$Linux_x86 LibreOffice_project/10m0$Build-2</meta:generator>
    <meta:document-statistic meta:table-count="1" meta:cell-count="120" meta:object-count="0"/>
  </office:meta>
</office:document-meta>
</file>